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372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odas_20_0_20_0_20_0_20_de_20_tests_5f_random.xls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odas 0 0 0 de tests_random.xls" table:style-name="ta1">
        <office:forms form:automatic-focus="false" form:apply-design-mode="false"/>
        <table:shapes>
          <draw:frame draw:z-index="0" draw:style-name="gr1" svg:width="15.999cm" svg:height="8.999cm" svg:x="41.757cm" svg:y="0.1cm">
            <draw:object draw:notify-on-update-of-ranges="'podas 0 0 0 de tests_random.xls'.R1:'podas 0 0 0 de tests_random.xls'.R1 'podas 0 0 0 de tests_random.xls'.R2:'podas 0 0 0 de tests_random.xls'.R10 'podas 0 0 0 de tests_random.xls'.S1:'podas 0 0 0 de tests_random.xls'.S1 'podas 0 0 0 de tests_random.xls'.S2:'podas 0 0 0 de tests_random.xls'.S10 'podas 0 0 0 de tests_random.xls'.T1:'podas 0 0 0 de tests_random.xls'.T1 'podas 0 0 0 de tests_random.xls'.T2:'podas 0 0 0 de tests_random.xls'.T10 'podas 0 0 0 de tests_random.xls'.U1:'podas 0 0 0 de tests_random.xls'.U1 'podas 0 0 0 de tests_random.xls'.U2:'podas 0 0 0 de tests_random.xls'.U10 'podas 0 0 0 de tests_random.xls'.V1:'podas 0 0 0 de tests_random.xls'.V1 'podas 0 0 0 de tests_random.xls'.V2:'podas 0 0 0 de tests_random.xls'.V10 'podas 0 0 0 de tests_random.xls'.W1:'podas 0 0 0 de tests_random.xls'.W1 'podas 0 0 0 de tests_random.xls'.W2:'podas 0 0 0 de tests_random.xls'.W10 'podas 0 0 0 de tests_random.xls'.X1:'podas 0 0 0 de tests_random.xls'.X1 'podas 0 0 0 de tests_random.xls'.X2:'podas 0 0 0 de tests_random.xls'.X10 'podas 0 0 0 de tests_random.xls'.Y1:'podas 0 0 0 de tests_random.xls'.Y1 'podas 0 0 0 de tests_random.xls'.Y2:'podas 0 0 0 de tests_random.xls'.Y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46" table:default-cell-style-name="ce1"/>
        <table:table-row table:style-name="ro1">
          <table:table-cell/>
          <table:table-cell office:value-type="string">
            <text:p>0 1 0</text:p>
          </table:table-cell>
          <table:table-cell office:value-type="string">
            <text:p>0 1 1</text:p>
          </table:table-cell>
          <table:table-cell office:value-type="string">
            <text:p>1 0 0</text:p>
          </table:table-cell>
          <table:table-cell office:value-type="string">
            <text:p>1 0 1</text:p>
          </table:table-cell>
          <table:table-cell office:value-type="string">
            <text:p>1 1 0</text:p>
          </table:table-cell>
          <table:table-cell office:value-type="string">
            <text:p>1 1 1</text:p>
          </table:table-cell>
          <table:table-cell office:value-type="string">
            <text:p>0 0 0</text:p>
          </table:table-cell>
          <table:table-cell office:value-type="string">
            <text:p>0 0 1</text:p>
          </table:table-cell>
          <table:table-cell table:number-columns-repeated="8"/>
          <table:table-cell office:value-type="string">
            <text:p>Poda 2</text:p>
          </table:table-cell>
          <table:table-cell office:value-type="string">
            <text:p>Poda 2 y 3</text:p>
          </table:table-cell>
          <table:table-cell office:value-type="string">
            <text:p>Poda 1</text:p>
          </table:table-cell>
          <table:table-cell office:value-type="string">
            <text:p>Poda 1 y 3</text:p>
          </table:table-cell>
          <table:table-cell office:value-type="string">
            <text:p>Poda 1 y 2</text:p>
          </table:table-cell>
          <table:table-cell office:value-type="string">
            <text:p>Poda 1, 2 y 3</text:p>
          </table:table-cell>
          <table:table-cell office:value-type="string">
            <text:p>Sin podas</text:p>
          </table:table-cell>
          <table:table-cell office:value-type="string">
            <text:p>Poda 3</text:p>
          </table:table-cell>
          <table:table-cell table:number-columns-repeated="23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12">
            <text:p>312</text:p>
          </table:table-cell>
          <table:table-cell office:value-type="float" office:value="374">
            <text:p>374</text:p>
          </table:table-cell>
          <table:table-cell office:value-type="float" office:value="349">
            <text:p>349</text:p>
          </table:table-cell>
          <table:table-cell office:value-type="float" office:value="860">
            <text:p>860</text:p>
          </table:table-cell>
          <table:table-cell office:value-type="float" office:value="856">
            <text:p>856</text:p>
          </table:table-cell>
          <table:table-cell office:value-type="float" office:value="353">
            <text:p>353</text:p>
          </table:table-cell>
          <table:table-cell table:formula="of:=[.B2]" office:value-type="float" office:value="352">
            <text:p>352</text:p>
          </table:table-cell>
          <table:table-cell table:formula="of:=[.C2]" office:value-type="float" office:value="353">
            <text:p>353</text:p>
          </table:table-cell>
          <table:table-cell table:formula="of:=[.D2]" office:value-type="float" office:value="312">
            <text:p>312</text:p>
          </table:table-cell>
          <table:table-cell table:formula="of:=[.E2]" office:value-type="float" office:value="374">
            <text:p>374</text:p>
          </table:table-cell>
          <table:table-cell table:formula="of:=[.F2]" office:value-type="float" office:value="349">
            <text:p>349</text:p>
          </table:table-cell>
          <table:table-cell table:formula="of:=[.G2]" office:value-type="float" office:value="860">
            <text:p>860</text:p>
          </table:table-cell>
          <table:table-cell table:formula="of:=[.H2]" office:value-type="float" office:value="856">
            <text:p>856</text:p>
          </table:table-cell>
          <table:table-cell table:formula="of:=[.I2]" office:value-type="float" office:value="353">
            <text:p>353</text:p>
          </table:table-cell>
          <table:table-cell table:formula="of:=LOG([.J2];2)" office:value-type="float" office:value="8.4594316186373">
            <text:p>8,4594316186373</text:p>
          </table:table-cell>
          <table:table-cell table:formula="of:=LOG([.K2];2)" office:value-type="float" office:value="8.46352437327118">
            <text:p>8,4635243732712</text:p>
          </table:table-cell>
          <table:table-cell table:formula="of:=LOG([.L2];2)" office:value-type="float" office:value="8.28540221886225">
            <text:p>8,2854022188623</text:p>
          </table:table-cell>
          <table:table-cell table:formula="of:=LOG([.M2];2)" office:value-type="float" office:value="8.54689445988764">
            <text:p>8,5468944598876</text:p>
          </table:table-cell>
          <table:table-cell table:formula="of:=LOG([.N2];2)" office:value-type="float" office:value="8.44708322620965">
            <text:p>8,4470832262097</text:p>
          </table:table-cell>
          <table:table-cell table:formula="of:=LOG([.O2];2)" office:value-type="float" office:value="9.74819284958946">
            <text:p>9,7481928495895</text:p>
          </table:table-cell>
          <table:table-cell table:formula="of:=LOG([.P2];2)" office:value-type="float" office:value="9.74146698640115">
            <text:p>9,7414669864012</text:p>
          </table:table-cell>
          <table:table-cell table:formula="of:=LOG([.Q2];2)" office:value-type="float" office:value="8.46352437327118">
            <text:p>8,4635243732712</text:p>
          </table:table-cell>
          <table:table-cell table:number-columns-repeated="2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605">
            <text:p>605</text:p>
          </table:table-cell>
          <table:table-cell office:value-type="float" office:value="1054">
            <text:p>1054</text:p>
          </table:table-cell>
          <table:table-cell office:value-type="float" office:value="775">
            <text:p>775</text:p>
          </table:table-cell>
          <table:table-cell office:value-type="float" office:value="664">
            <text:p>664</text:p>
          </table:table-cell>
          <table:table-cell office:value-type="float" office:value="1494">
            <text:p>1494</text:p>
          </table:table-cell>
          <table:table-cell office:value-type="float" office:value="2458">
            <text:p>2458</text:p>
          </table:table-cell>
          <table:table-cell office:value-type="float" office:value="761">
            <text:p>761</text:p>
          </table:table-cell>
          <table:table-cell table:formula="of:=([.B3]+[.B4])/2" office:value-type="float" office:value="664.5">
            <text:p>664,5</text:p>
          </table:table-cell>
          <table:table-cell table:formula="of:=([.C3]+[.C4])/2" office:value-type="float" office:value="605.5">
            <text:p>605,5</text:p>
          </table:table-cell>
          <table:table-cell table:formula="of:=([.D3]+[.D4])/2" office:value-type="float" office:value="1109.5">
            <text:p>1109,5</text:p>
          </table:table-cell>
          <table:table-cell table:formula="of:=([.E3]+[.E4])/2" office:value-type="float" office:value="767.5">
            <text:p>767,5</text:p>
          </table:table-cell>
          <table:table-cell table:formula="of:=([.F3]+[.F4])/2" office:value-type="float" office:value="664.5">
            <text:p>664,5</text:p>
          </table:table-cell>
          <table:table-cell table:formula="of:=([.G3]+[.G4])/2" office:value-type="float" office:value="1497">
            <text:p>1497</text:p>
          </table:table-cell>
          <table:table-cell table:formula="of:=([.H3]+[.H4])/2" office:value-type="float" office:value="2458.5">
            <text:p>2458,5</text:p>
          </table:table-cell>
          <table:table-cell table:formula="of:=([.I3]+[.I4])/2" office:value-type="float" office:value="748">
            <text:p>748</text:p>
          </table:table-cell>
          <table:table-cell table:formula="of:=LOG([.J3];2)" office:value-type="float" office:value="9.37612538927618">
            <text:p>9,3761253892762</text:p>
          </table:table-cell>
          <table:table-cell table:formula="of:=LOG([.K3];2)" office:value-type="float" office:value="9.24198314969433">
            <text:p>9,2419831496943</text:p>
          </table:table-cell>
          <table:table-cell table:formula="of:=LOG([.L3];2)" office:value-type="float" office:value="10.115693952197">
            <text:p>10,115693952197</text:p>
          </table:table-cell>
          <table:table-cell table:formula="of:=LOG([.M3];2)" office:value-type="float" office:value="9.58402294025754">
            <text:p>9,5840229402576</text:p>
          </table:table-cell>
          <table:table-cell table:formula="of:=LOG([.N3];2)" office:value-type="float" office:value="9.37612538927618">
            <text:p>9,3761253892762</text:p>
          </table:table-cell>
          <table:table-cell table:formula="of:=LOG([.O3];2)" office:value-type="float" office:value="10.5478585060584">
            <text:p>10,5478585060584</text:p>
          </table:table-cell>
          <table:table-cell table:formula="of:=LOG([.P3];2)" office:value-type="float" office:value="11.2635626398206">
            <text:p>11,2635626398206</text:p>
          </table:table-cell>
          <table:table-cell table:formula="of:=LOG([.Q3];2)" office:value-type="float" office:value="9.54689445988764">
            <text:p>9,5468944598876</text:p>
          </table:table-cell>
          <table:table-cell table:number-columns-repeated="23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5">
            <text:p>665</text:p>
          </table:table-cell>
          <table:table-cell office:value-type="float" office:value="606">
            <text:p>606</text:p>
          </table:table-cell>
          <table:table-cell office:value-type="float" office:value="1165">
            <text:p>1165</text:p>
          </table:table-cell>
          <table:table-cell office:value-type="float" office:value="760">
            <text:p>760</text:p>
          </table:table-cell>
          <table:table-cell office:value-type="float" office:value="665">
            <text:p>665</text:p>
          </table:table-cell>
          <table:table-cell office:value-type="float" office:value="1500">
            <text:p>1500</text:p>
          </table:table-cell>
          <table:table-cell office:value-type="float" office:value="2459">
            <text:p>2459</text:p>
          </table:table-cell>
          <table:table-cell office:value-type="float" office:value="735">
            <text:p>735</text:p>
          </table:table-cell>
          <table:table-cell table:formula="of:=([.B5]+[.B6])/2" office:value-type="float" office:value="1147.5">
            <text:p>1147,5</text:p>
          </table:table-cell>
          <table:table-cell table:formula="of:=([.C5]+[.C6])/2" office:value-type="float" office:value="878.5">
            <text:p>878,5</text:p>
          </table:table-cell>
          <table:table-cell table:formula="of:=([.D5]+[.D6])/2" office:value-type="float" office:value="4345.5">
            <text:p>4345,5</text:p>
          </table:table-cell>
          <table:table-cell table:formula="of:=([.E5]+[.E6])/2" office:value-type="float" office:value="1765">
            <text:p>1765</text:p>
          </table:table-cell>
          <table:table-cell table:formula="of:=([.F5]+[.F6])/2" office:value-type="float" office:value="1137">
            <text:p>1137</text:p>
          </table:table-cell>
          <table:table-cell table:formula="of:=([.G5]+[.G6])/2" office:value-type="float" office:value="2190.5">
            <text:p>2190,5</text:p>
          </table:table-cell>
          <table:table-cell table:formula="of:=([.H5]+[.H6])/2" office:value-type="float" office:value="11722.5">
            <text:p>11722,5</text:p>
          </table:table-cell>
          <table:table-cell table:formula="of:=([.I5]+[.I6])/2" office:value-type="float" office:value="1741.5">
            <text:p>1741,5</text:p>
          </table:table-cell>
          <table:table-cell table:formula="of:=LOG([.J4];2)" office:value-type="float" office:value="10.1642784383012">
            <text:p>10,1642784383012</text:p>
          </table:table-cell>
          <table:table-cell table:formula="of:=LOG([.K4];2)" office:value-type="float" office:value="9.77889847600838">
            <text:p>9,7788984760084</text:p>
          </table:table-cell>
          <table:table-cell table:formula="of:=LOG([.L4];2)" office:value-type="float" office:value="12.0853064699916">
            <text:p>12,0853064699916</text:p>
          </table:table-cell>
          <table:table-cell table:formula="of:=LOG([.M4];2)" office:value-type="float" office:value="10.7854524681585">
            <text:p>10,7854524681585</text:p>
          </table:table-cell>
          <table:table-cell table:formula="of:=LOG([.N4];2)" office:value-type="float" office:value="10.1510165388922">
            <text:p>10,1510165388922</text:p>
          </table:table-cell>
          <table:table-cell table:formula="of:=LOG([.O4];2)" office:value-type="float" office:value="11.097044499323">
            <text:p>11,097044499323</text:p>
          </table:table-cell>
          <table:table-cell table:formula="of:=LOG([.P4];2)" office:value-type="float" office:value="13.5169926586082">
            <text:p>13,5169926586082</text:p>
          </table:table-cell>
          <table:table-cell table:formula="of:=LOG([.Q4];2)" office:value-type="float" office:value="10.7661147575867">
            <text:p>10,7661147575867</text:p>
          </table:table-cell>
          <table:table-cell table:number-columns-repeated="2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52">
            <text:p>1152</text:p>
          </table:table-cell>
          <table:table-cell office:value-type="float" office:value="883">
            <text:p>883</text:p>
          </table:table-cell>
          <table:table-cell office:value-type="float" office:value="4357">
            <text:p>4357</text:p>
          </table:table-cell>
          <table:table-cell office:value-type="float" office:value="1730">
            <text:p>1730</text:p>
          </table:table-cell>
          <table:table-cell office:value-type="float" office:value="1131">
            <text:p>1131</text:p>
          </table:table-cell>
          <table:table-cell office:value-type="float" office:value="2186">
            <text:p>2186</text:p>
          </table:table-cell>
          <table:table-cell office:value-type="float" office:value="11748">
            <text:p>11748</text:p>
          </table:table-cell>
          <table:table-cell office:value-type="float" office:value="1715">
            <text:p>1715</text:p>
          </table:table-cell>
          <table:table-cell table:formula="of:=([.B7]+[.B8]+[.B9])/3" office:value-type="float" office:value="1746.33333333333">
            <text:p>1746,33333333333</text:p>
          </table:table-cell>
          <table:table-cell table:formula="of:=([.C7]+[.C8]+[.C9])/3" office:value-type="float" office:value="1243">
            <text:p>1243</text:p>
          </table:table-cell>
          <table:table-cell table:formula="of:=([.D7]+[.D8]+[.D9])/3" office:value-type="float" office:value="25886">
            <text:p>25886</text:p>
          </table:table-cell>
          <table:table-cell table:formula="of:=([.E7]+[.E8]+[.E9])/3" office:value-type="float" office:value="3921">
            <text:p>3921</text:p>
          </table:table-cell>
          <table:table-cell table:formula="of:=([.F7]+[.F8]+[.F9])/3" office:value-type="float" office:value="1747.66666666667">
            <text:p>1747,66666666667</text:p>
          </table:table-cell>
          <table:table-cell table:formula="of:=([.G7]+[.G8]+[.G9])/3" office:value-type="float" office:value="3106.66666666667">
            <text:p>3106,66666666667</text:p>
          </table:table-cell>
          <table:table-cell table:formula="of:=([.H7]+[.H8]+[.H9])/3" office:value-type="float" office:value="69480.3333333333">
            <text:p>69480,3333333333</text:p>
          </table:table-cell>
          <table:table-cell table:formula="of:=([.I7]+[.I8]+[.I9])/3" office:value-type="float" office:value="3975">
            <text:p>3975</text:p>
          </table:table-cell>
          <table:table-cell table:formula="of:=LOG([.J5];2)" office:value-type="float" office:value="10.7701132459479">
            <text:p>10,7701132459479</text:p>
          </table:table-cell>
          <table:table-cell table:formula="of:=LOG([.K5];2)" office:value-type="float" office:value="10.2796105810525">
            <text:p>10,2796105810525</text:p>
          </table:table-cell>
          <table:table-cell table:formula="of:=LOG([.L5];2)" office:value-type="float" office:value="14.6598844314618">
            <text:p>14,6598844314618</text:p>
          </table:table-cell>
          <table:table-cell table:formula="of:=LOG([.M5];2)" office:value-type="float" office:value="11.9370059265166">
            <text:p>11,9370059265166</text:p>
          </table:table-cell>
          <table:table-cell table:formula="of:=LOG([.N5];2)" office:value-type="float" office:value="10.7712143297952">
            <text:p>10,7712143297952</text:p>
          </table:table-cell>
          <table:table-cell table:formula="of:=LOG([.O5];2)" office:value-type="float" office:value="11.6011517388205">
            <text:p>11,6011517388205</text:p>
          </table:table-cell>
          <table:table-cell table:formula="of:=LOG([.P5];2)" office:value-type="float" office:value="16.0843170549736">
            <text:p>16,0843170549736</text:p>
          </table:table-cell>
          <table:table-cell table:formula="of:=LOG([.Q5];2)" office:value-type="float" office:value="11.9567391450591">
            <text:p>11,9567391450591</text:p>
          </table:table-cell>
          <table:table-cell table:number-columns-repeated="23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43">
            <text:p>1143</text:p>
          </table:table-cell>
          <table:table-cell office:value-type="float" office:value="874">
            <text:p>874</text:p>
          </table:table-cell>
          <table:table-cell office:value-type="float" office:value="4334">
            <text:p>4334</text:p>
          </table:table-cell>
          <table:table-cell office:value-type="float" office:value="1800">
            <text:p>1800</text:p>
          </table:table-cell>
          <table:table-cell office:value-type="float" office:value="1143">
            <text:p>1143</text:p>
          </table:table-cell>
          <table:table-cell office:value-type="float" office:value="2195">
            <text:p>2195</text:p>
          </table:table-cell>
          <table:table-cell office:value-type="float" office:value="11697">
            <text:p>11697</text:p>
          </table:table-cell>
          <table:table-cell office:value-type="float" office:value="1768">
            <text:p>1768</text:p>
          </table:table-cell>
          <table:table-cell table:formula="of:=([.B10]+[.B11])/2" office:value-type="float" office:value="2526">
            <text:p>2526</text:p>
          </table:table-cell>
          <table:table-cell table:formula="of:=([.C10]+[.C11])/2" office:value-type="float" office:value="1639.5">
            <text:p>1639,5</text:p>
          </table:table-cell>
          <table:table-cell table:formula="of:=([.D10]+[.D11])/2" office:value-type="float" office:value="185732.5">
            <text:p>185732,5</text:p>
          </table:table-cell>
          <table:table-cell table:formula="of:=([.E10]+[.E11])/2" office:value-type="float" office:value="8695.5">
            <text:p>8695,5</text:p>
          </table:table-cell>
          <table:table-cell table:formula="of:=([.F10]+[.F11])/2" office:value-type="float" office:value="2530.5">
            <text:p>2530,5</text:p>
          </table:table-cell>
          <table:table-cell table:formula="of:=([.G10]+[.G11])/2" office:value-type="float" office:value="4345.5">
            <text:p>4345,5</text:p>
          </table:table-cell>
          <table:table-cell table:formula="of:=([.H10]+[.H11])/2" office:value-type="float" office:value="243071">
            <text:p>243071</text:p>
          </table:table-cell>
          <table:table-cell table:formula="of:=([.I10]+[.I11])/2" office:value-type="float" office:value="8610.5">
            <text:p>8610,5</text:p>
          </table:table-cell>
          <table:table-cell table:formula="of:=LOG([.J6];2)" office:value-type="float" office:value="11.3026389237876">
            <text:p>11,3026389237876</text:p>
          </table:table-cell>
          <table:table-cell table:formula="of:=LOG([.K6];2)" office:value-type="float" office:value="10.6790401863931">
            <text:p>10,6790401863931</text:p>
          </table:table-cell>
          <table:table-cell table:formula="of:=LOG([.L6];2)" office:value-type="float" office:value="17.5028667586726">
            <text:p>17,5028667586726</text:p>
          </table:table-cell>
          <table:table-cell table:formula="of:=LOG([.M6];2)" office:value-type="float" office:value="13.0860532709957">
            <text:p>13,0860532709957</text:p>
          </table:table-cell>
          <table:table-cell table:formula="of:=LOG([.N6];2)" office:value-type="float" office:value="11.3052067590087">
            <text:p>11,3052067590087</text:p>
          </table:table-cell>
          <table:table-cell table:formula="of:=LOG([.O6];2)" office:value-type="float" office:value="12.0853064699916">
            <text:p>12,0853064699916</text:p>
          </table:table-cell>
          <table:table-cell table:formula="of:=LOG([.P6];2)" office:value-type="float" office:value="17.8910182548793">
            <text:p>17,8910182548793</text:p>
          </table:table-cell>
          <table:table-cell table:formula="of:=LOG([.Q6];2)" office:value-type="float" office:value="13.0718813000515">
            <text:p>13,0718813000515</text:p>
          </table:table-cell>
          <table:table-cell table:number-columns-repeated="2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46">
            <text:p>1746</text:p>
          </table:table-cell>
          <table:table-cell office:value-type="float" office:value="1233">
            <text:p>1233</text:p>
          </table:table-cell>
          <table:table-cell office:value-type="float" office:value="25927">
            <text:p>25927</text:p>
          </table:table-cell>
          <table:table-cell office:value-type="float" office:value="3816">
            <text:p>3816</text:p>
          </table:table-cell>
          <table:table-cell office:value-type="float" office:value="1757">
            <text:p>1757</text:p>
          </table:table-cell>
          <table:table-cell office:value-type="float" office:value="3080">
            <text:p>3080</text:p>
          </table:table-cell>
          <table:table-cell office:value-type="float" office:value="69794">
            <text:p>69794</text:p>
          </table:table-cell>
          <table:table-cell office:value-type="float" office:value="4133">
            <text:p>4133</text:p>
          </table:table-cell>
          <table:table-cell table:formula="of:=([.B12]+[.B13]+[.B14]+[.B15])/4" office:value-type="float" office:value="3448.75">
            <text:p>3448,75</text:p>
          </table:table-cell>
          <table:table-cell table:formula="of:=([.C12]+[.C13]+[.C14]+[.C15])/4" office:value-type="float" office:value="2082.25">
            <text:p>2082,25</text:p>
          </table:table-cell>
          <table:table-cell table:formula="of:=([.D12]+[.D13]+[.D14]+[.D15])/4" office:value-type="float" office:value="1590820.25">
            <text:p>1590820,25</text:p>
          </table:table-cell>
          <table:table-cell table:formula="of:=([.E12]+[.E13]+[.E14]+[.E15])/4" office:value-type="float" office:value="18511.5">
            <text:p>18511,5</text:p>
          </table:table-cell>
          <table:table-cell table:formula="of:=([.F12]+[.F13]+[.F14]+[.F15])/4" office:value-type="float" office:value="3437.75">
            <text:p>3437,75</text:p>
          </table:table-cell>
          <table:table-cell table:formula="of:=([.G12]+[.G13]+[.G14]+[.G15])/4" office:value-type="float" office:value="5234.5">
            <text:p>5234,5</text:p>
          </table:table-cell>
          <table:table-cell table:formula="of:=([.H12]+[.H13]+[.H14]+[.H15])/4" office:value-type="float" office:value="1595150.25">
            <text:p>1595150,25</text:p>
          </table:table-cell>
          <table:table-cell table:formula="of:=([.I12]+[.I13]+[.I14]+[.I15])/4" office:value-type="float" office:value="18921.25">
            <text:p>18921,25</text:p>
          </table:table-cell>
          <table:table-cell table:formula="of:=LOG([.J7];2)" office:value-type="float" office:value="11.7518578362406">
            <text:p>11,7518578362406</text:p>
          </table:table-cell>
          <table:table-cell table:formula="of:=LOG([.K7];2)" office:value-type="float" office:value="11.0239275771744">
            <text:p>11,0239275771744</text:p>
          </table:table-cell>
          <table:table-cell table:formula="of:=LOG([.L7];2)" office:value-type="float" office:value="20.6013394011692">
            <text:p>20,6013394011692</text:p>
          </table:table-cell>
          <table:table-cell table:formula="of:=LOG([.M7];2)" office:value-type="float" office:value="14.1761341820989">
            <text:p>14,1761341820989</text:p>
          </table:table-cell>
          <table:table-cell table:formula="of:=LOG([.N7];2)" office:value-type="float" office:value="11.7472489176472">
            <text:p>11,7472489176472</text:p>
          </table:table-cell>
          <table:table-cell table:formula="of:=LOG([.O7];2)" office:value-type="float" office:value="12.3538360220147">
            <text:p>12,3538360220147</text:p>
          </table:table-cell>
          <table:table-cell table:formula="of:=LOG([.P7];2)" office:value-type="float" office:value="20.605260889691">
            <text:p>20,605260889691</text:p>
          </table:table-cell>
          <table:table-cell table:formula="of:=LOG([.Q7];2)" office:value-type="float" office:value="14.207719780554">
            <text:p>14,207719780554</text:p>
          </table:table-cell>
          <table:table-cell table:number-columns-repeated="2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81">
            <text:p>1781</text:p>
          </table:table-cell>
          <table:table-cell office:value-type="float" office:value="1260">
            <text:p>1260</text:p>
          </table:table-cell>
          <table:table-cell office:value-type="float" office:value="25407">
            <text:p>25407</text:p>
          </table:table-cell>
          <table:table-cell office:value-type="float" office:value="3975">
            <text:p>3975</text:p>
          </table:table-cell>
          <table:table-cell office:value-type="float" office:value="1767">
            <text:p>1767</text:p>
          </table:table-cell>
          <table:table-cell office:value-type="float" office:value="3174">
            <text:p>3174</text:p>
          </table:table-cell>
          <table:table-cell office:value-type="float" office:value="68524">
            <text:p>68524</text:p>
          </table:table-cell>
          <table:table-cell office:value-type="float" office:value="3934">
            <text:p>3934</text:p>
          </table:table-cell>
          <table:table-cell table:formula="of:=([.B16]+[.B17])/2" office:value-type="float" office:value="4405">
            <text:p>4405</text:p>
          </table:table-cell>
          <table:table-cell table:formula="of:=([.C16]+[.C17])/2" office:value-type="float" office:value="2603">
            <text:p>2603</text:p>
          </table:table-cell>
          <table:table-cell table:formula="of:=([.D16]+[.D17])/2" office:value-type="float" office:value="15273514.5">
            <text:p>15273514,5</text:p>
          </table:table-cell>
          <table:table-cell table:formula="of:=([.E16]+[.E17])/2" office:value-type="float" office:value="37575">
            <text:p>37575</text:p>
          </table:table-cell>
          <table:table-cell table:formula="of:=([.F16]+[.F17])/2" office:value-type="float" office:value="4391.5">
            <text:p>4391,5</text:p>
          </table:table-cell>
          <table:table-cell table:formula="of:=([.G16]+[.G17])/2" office:value-type="float" office:value="6522">
            <text:p>6522</text:p>
          </table:table-cell>
          <table:table-cell table:formula="of:=([.H16]+[.H17])/2" office:value-type="float" office:value="15162356.5">
            <text:p>15162356,5</text:p>
          </table:table-cell>
          <table:table-cell table:formula="of:=([.I16]+[.I17])/2" office:value-type="float" office:value="40390">
            <text:p>40390</text:p>
          </table:table-cell>
          <table:table-cell table:formula="of:=LOG([.J8];2)" office:value-type="float" office:value="12.1049263038078">
            <text:p>12,1049263038078</text:p>
          </table:table-cell>
          <table:table-cell table:formula="of:=LOG([.K8];2)" office:value-type="float" office:value="11.3459595964041">
            <text:p>11,3459595964041</text:p>
          </table:table-cell>
          <table:table-cell table:formula="of:=LOG([.L8];2)" office:value-type="float" office:value="23.8645287347498">
            <text:p>23,8645287347498</text:p>
          </table:table-cell>
          <table:table-cell table:formula="of:=LOG([.M8];2)" office:value-type="float" office:value="15.1974854836911">
            <text:p>15,1974854836911</text:p>
          </table:table-cell>
          <table:table-cell table:formula="of:=LOG([.N8];2)" office:value-type="float" office:value="12.1004980884169">
            <text:p>12,1004980884169</text:p>
          </table:table-cell>
          <table:table-cell table:formula="of:=LOG([.O8];2)" office:value-type="float" office:value="12.6710987257485">
            <text:p>12,6710987257485</text:p>
          </table:table-cell>
          <table:table-cell table:formula="of:=LOG([.P8];2)" office:value-type="float" office:value="23.853990655627">
            <text:p>23,853990655627</text:p>
          </table:table-cell>
          <table:table-cell table:formula="of:=LOG([.Q8];2)" office:value-type="float" office:value="15.3017105255905">
            <text:p>15,3017105255905</text:p>
          </table:table-cell>
          <table:table-cell table:number-columns-repeated="23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12">
            <text:p>1712</text:p>
          </table:table-cell>
          <table:table-cell office:value-type="float" office:value="1236">
            <text:p>1236</text:p>
          </table:table-cell>
          <table:table-cell office:value-type="float" office:value="26324">
            <text:p>26324</text:p>
          </table:table-cell>
          <table:table-cell office:value-type="float" office:value="3972">
            <text:p>3972</text:p>
          </table:table-cell>
          <table:table-cell office:value-type="float" office:value="1719">
            <text:p>1719</text:p>
          </table:table-cell>
          <table:table-cell office:value-type="float" office:value="3066">
            <text:p>3066</text:p>
          </table:table-cell>
          <table:table-cell office:value-type="float" office:value="70123">
            <text:p>70123</text:p>
          </table:table-cell>
          <table:table-cell office:value-type="float" office:value="3858">
            <text:p>3858</text:p>
          </table:table-cell>
          <table:table-cell table:formula="of:=([.B18]+[.B19]+[.B20]+[.B21])/4" office:value-type="float" office:value="5720.5">
            <text:p>5720,5</text:p>
          </table:table-cell>
          <table:table-cell table:formula="of:=([.C18]+[.C19]+[.C20]+[.C21])/4" office:value-type="float" office:value="3187.25">
            <text:p>3187,25</text:p>
          </table:table-cell>
          <table:table-cell table:formula="of:=([.D18]+[.D19]+[.D20]+[.D21])/4" office:value-type="float" office:value="169370017.75">
            <text:p>169370017,75</text:p>
          </table:table-cell>
          <table:table-cell table:formula="of:=([.E18]+[.E19]+[.E20]+[.E21])/4" office:value-type="float" office:value="83354.5">
            <text:p>83354,5</text:p>
          </table:table-cell>
          <table:table-cell table:formula="of:=([.F18]+[.F19]+[.F20]+[.F21])/4" office:value-type="float" office:value="5722.25">
            <text:p>5722,25</text:p>
          </table:table-cell>
          <table:table-cell table:formula="of:=([.G18]+[.G19]+[.G20]+[.G21])/4" office:value-type="float" office:value="8330.5">
            <text:p>8330,5</text:p>
          </table:table-cell>
          <table:table-cell table:formula="of:=([.H18]+[.H19]+[.H20]+[.H21])/4" office:value-type="float" office:value="166984414.25">
            <text:p>166984414,25</text:p>
          </table:table-cell>
          <table:table-cell table:formula="of:=([.I18]+[.I19]+[.I20]+[.I21])/4" office:value-type="float" office:value="86922.25">
            <text:p>86922,25</text:p>
          </table:table-cell>
          <table:table-cell table:formula="of:=LOG([.J9];2)" office:value-type="float" office:value="12.4819255358607">
            <text:p>12,4819255358607</text:p>
          </table:table-cell>
          <table:table-cell table:formula="of:=LOG([.K9];2)" office:value-type="float" office:value="11.6380964696438">
            <text:p>11,6380964696438</text:p>
          </table:table-cell>
          <table:table-cell table:formula="of:=LOG([.L9];2)" office:value-type="float" office:value="27.3356032673479">
            <text:p>27,3356032673479</text:p>
          </table:table-cell>
          <table:table-cell table:formula="of:=LOG([.M9];2)" office:value-type="float" office:value="16.3469724666128">
            <text:p>16,3469724666128</text:p>
          </table:table-cell>
          <table:table-cell table:formula="of:=LOG([.N9];2)" office:value-type="float" office:value="12.48236681376">
            <text:p>12,48236681376</text:p>
          </table:table-cell>
          <table:table-cell table:formula="of:=LOG([.O9];2)" office:value-type="float" office:value="13.0241873739951">
            <text:p>13,0241873739951</text:p>
          </table:table-cell>
          <table:table-cell table:formula="of:=LOG([.P9];2)" office:value-type="float" office:value="27.3151382118967">
            <text:p>27,3151382118967</text:p>
          </table:table-cell>
          <table:table-cell table:formula="of:=LOG([.Q9];2)" office:value-type="float" office:value="16.4074378990046">
            <text:p>16,4074378990046</text:p>
          </table:table-cell>
          <table:table-cell table:number-columns-repeated="2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3">
            <text:p>2533</text:p>
          </table:table-cell>
          <table:table-cell office:value-type="float" office:value="1641">
            <text:p>1641</text:p>
          </table:table-cell>
          <table:table-cell office:value-type="float" office:value="186034">
            <text:p>186034</text:p>
          </table:table-cell>
          <table:table-cell office:value-type="float" office:value="8828">
            <text:p>8828</text:p>
          </table:table-cell>
          <table:table-cell office:value-type="float" office:value="2529">
            <text:p>2529</text:p>
          </table:table-cell>
          <table:table-cell office:value-type="float" office:value="4681">
            <text:p>4681</text:p>
          </table:table-cell>
          <table:table-cell office:value-type="float" office:value="303555">
            <text:p>303555</text:p>
          </table:table-cell>
          <table:table-cell office:value-type="float" office:value="8603">
            <text:p>8603</text:p>
          </table:table-cell>
          <table:table-cell table:formula="of:=([.B22]+[.B23]+[.B24])/3" office:value-type="float" office:value="7184.66666666667">
            <text:p>7184,66666666667</text:p>
          </table:table-cell>
          <table:table-cell table:formula="of:=([.C22]+[.C23]+[.C24])/3" office:value-type="float" office:value="3756.66666666667">
            <text:p>3756,66666666667</text:p>
          </table:table-cell>
          <table:table-cell table:formula="of:=([.D22]+[.D23]+[.D24])/3" office:value-type="float" office:value="1072149000">
            <text:p>1072149000</text:p>
          </table:table-cell>
          <table:table-cell table:formula="of:=([.E22]+[.E23]+[.E24])/3" office:value-type="float" office:value="173324.333333333">
            <text:p>173324,333333333</text:p>
          </table:table-cell>
          <table:table-cell table:formula="of:=([.F22]+[.F23]+[.F24])/3" office:value-type="float" office:value="7207">
            <text:p>7207</text:p>
          </table:table-cell>
          <table:table-cell table:formula="of:=([.G22]+[.G23]+[.G24])/3" office:value-type="float" office:value="9776.66666666667">
            <text:p>9776,66666666667</text:p>
          </table:table-cell>
          <table:table-cell table:formula="of:=([.H22]+[.H23]+[.H24])/3" office:value-type="float" office:value="64776014.6666667">
            <text:p>64776014,6666667</text:p>
          </table:table-cell>
          <table:table-cell table:formula="of:=([.I22]+[.I23]+[.I24])/3" office:value-type="float" office:value="184416">
            <text:p>184416</text:p>
          </table:table-cell>
          <table:table-cell table:formula="of:=LOG([.J10];2)" office:value-type="float" office:value="12.8107055089157">
            <text:p>12,8107055089157</text:p>
          </table:table-cell>
          <table:table-cell table:formula="of:=LOG([.K10];2)" office:value-type="float" office:value="11.8752373943384">
            <text:p>11,8752373943384</text:p>
          </table:table-cell>
          <table:table-cell table:formula="of:=LOG([.L10];2)" office:value-type="float" office:value="29.9978582696919">
            <text:p>29,9978582696919</text:p>
          </table:table-cell>
          <table:table-cell table:formula="of:=LOG([.M10];2)" office:value-type="float" office:value="17.403114685859">
            <text:p>17,403114685859</text:p>
          </table:table-cell>
          <table:table-cell table:formula="of:=LOG([.N10];2)" office:value-type="float" office:value="12.815183130008">
            <text:p>12,815183130008</text:p>
          </table:table-cell>
          <table:table-cell table:formula="of:=LOG([.O10];2)" office:value-type="float" office:value="13.2551269499232">
            <text:p>13,2551269499232</text:p>
          </table:table-cell>
          <table:table-cell table:formula="of:=LOG([.P10];2)" office:value-type="float" office:value="25.948956373507">
            <text:p>25,948956373507</text:p>
          </table:table-cell>
          <table:table-cell table:formula="of:=LOG([.Q10];2)" office:value-type="float" office:value="17.4926043043867">
            <text:p>17,4926043043867</text:p>
          </table:table-cell>
          <table:table-cell table:number-columns-repeated="23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9">
            <text:p>2519</text:p>
          </table:table-cell>
          <table:table-cell office:value-type="float" office:value="1638">
            <text:p>1638</text:p>
          </table:table-cell>
          <table:table-cell office:value-type="float" office:value="185431">
            <text:p>185431</text:p>
          </table:table-cell>
          <table:table-cell office:value-type="float" office:value="8563">
            <text:p>8563</text:p>
          </table:table-cell>
          <table:table-cell office:value-type="float" office:value="2532">
            <text:p>2532</text:p>
          </table:table-cell>
          <table:table-cell office:value-type="float" office:value="4010">
            <text:p>4010</text:p>
          </table:table-cell>
          <table:table-cell office:value-type="float" office:value="182587">
            <text:p>182587</text:p>
          </table:table-cell>
          <table:table-cell office:value-type="float" office:value="8618">
            <text:p>8618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92">
            <text:p>3392</text:p>
          </table:table-cell>
          <table:table-cell office:value-type="float" office:value="2063">
            <text:p>2063</text:p>
          </table:table-cell>
          <table:table-cell office:value-type="float" office:value="1564803">
            <text:p>1564803</text:p>
          </table:table-cell>
          <table:table-cell office:value-type="float" office:value="18717">
            <text:p>18717</text:p>
          </table:table-cell>
          <table:table-cell office:value-type="float" office:value="3386">
            <text:p>3386</text:p>
          </table:table-cell>
          <table:table-cell office:value-type="float" office:value="5215">
            <text:p>5215</text:p>
          </table:table-cell>
          <table:table-cell office:value-type="float" office:value="1544615">
            <text:p>1544615</text:p>
          </table:table-cell>
          <table:table-cell office:value-type="float" office:value="18427">
            <text:p>18427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25">
            <text:p>3525</text:p>
          </table:table-cell>
          <table:table-cell office:value-type="float" office:value="2096">
            <text:p>2096</text:p>
          </table:table-cell>
          <table:table-cell office:value-type="float" office:value="1668468">
            <text:p>1668468</text:p>
          </table:table-cell>
          <table:table-cell office:value-type="float" office:value="18981">
            <text:p>18981</text:p>
          </table:table-cell>
          <table:table-cell office:value-type="float" office:value="3522">
            <text:p>3522</text:p>
          </table:table-cell>
          <table:table-cell office:value-type="float" office:value="5257">
            <text:p>5257</text:p>
          </table:table-cell>
          <table:table-cell office:value-type="float" office:value="1617791">
            <text:p>1617791</text:p>
          </table:table-cell>
          <table:table-cell office:value-type="float" office:value="19075">
            <text:p>19075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05">
            <text:p>3505</text:p>
          </table:table-cell>
          <table:table-cell office:value-type="float" office:value="2113">
            <text:p>2113</text:p>
          </table:table-cell>
          <table:table-cell office:value-type="float" office:value="1579260">
            <text:p>1579260</text:p>
          </table:table-cell>
          <table:table-cell office:value-type="float" office:value="19125">
            <text:p>19125</text:p>
          </table:table-cell>
          <table:table-cell office:value-type="float" office:value="3493">
            <text:p>3493</text:p>
          </table:table-cell>
          <table:table-cell office:value-type="float" office:value="5297">
            <text:p>5297</text:p>
          </table:table-cell>
          <table:table-cell office:value-type="float" office:value="1673128">
            <text:p>1673128</text:p>
          </table:table-cell>
          <table:table-cell office:value-type="float" office:value="19013">
            <text:p>19013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73">
            <text:p>3373</text:p>
          </table:table-cell>
          <table:table-cell office:value-type="float" office:value="2057">
            <text:p>2057</text:p>
          </table:table-cell>
          <table:table-cell office:value-type="float" office:value="1550750">
            <text:p>1550750</text:p>
          </table:table-cell>
          <table:table-cell office:value-type="float" office:value="17223">
            <text:p>17223</text:p>
          </table:table-cell>
          <table:table-cell office:value-type="float" office:value="3350">
            <text:p>3350</text:p>
          </table:table-cell>
          <table:table-cell office:value-type="float" office:value="5169">
            <text:p>5169</text:p>
          </table:table-cell>
          <table:table-cell office:value-type="float" office:value="1545067">
            <text:p>1545067</text:p>
          </table:table-cell>
          <table:table-cell office:value-type="float" office:value="19170">
            <text:p>19170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11">
            <text:p>4411</text:p>
          </table:table-cell>
          <table:table-cell office:value-type="float" office:value="2620">
            <text:p>2620</text:p>
          </table:table-cell>
          <table:table-cell office:value-type="float" office:value="15245957">
            <text:p>15245957</text:p>
          </table:table-cell>
          <table:table-cell office:value-type="float" office:value="39340">
            <text:p>39340</text:p>
          </table:table-cell>
          <table:table-cell office:value-type="float" office:value="4399">
            <text:p>4399</text:p>
          </table:table-cell>
          <table:table-cell office:value-type="float" office:value="6544">
            <text:p>6544</text:p>
          </table:table-cell>
          <table:table-cell office:value-type="float" office:value="15117014">
            <text:p>15117014</text:p>
          </table:table-cell>
          <table:table-cell office:value-type="float" office:value="40061">
            <text:p>40061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99">
            <text:p>4399</text:p>
          </table:table-cell>
          <table:table-cell office:value-type="float" office:value="2586">
            <text:p>2586</text:p>
          </table:table-cell>
          <table:table-cell office:value-type="float" office:value="15301072">
            <text:p>15301072</text:p>
          </table:table-cell>
          <table:table-cell office:value-type="float" office:value="35810">
            <text:p>35810</text:p>
          </table:table-cell>
          <table:table-cell office:value-type="float" office:value="4384">
            <text:p>4384</text:p>
          </table:table-cell>
          <table:table-cell office:value-type="float" office:value="6500">
            <text:p>6500</text:p>
          </table:table-cell>
          <table:table-cell office:value-type="float" office:value="15207699">
            <text:p>15207699</text:p>
          </table:table-cell>
          <table:table-cell office:value-type="float" office:value="40719">
            <text:p>40719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21">
            <text:p>5621</text:p>
          </table:table-cell>
          <table:table-cell office:value-type="float" office:value="3170">
            <text:p>3170</text:p>
          </table:table-cell>
          <table:table-cell office:value-type="float" office:value="168506677">
            <text:p>168506677</text:p>
          </table:table-cell>
          <table:table-cell office:value-type="float" office:value="86184">
            <text:p>86184</text:p>
          </table:table-cell>
          <table:table-cell office:value-type="float" office:value="5619">
            <text:p>5619</text:p>
          </table:table-cell>
          <table:table-cell office:value-type="float" office:value="7953">
            <text:p>7953</text:p>
          </table:table-cell>
          <table:table-cell office:value-type="float" office:value="166226167">
            <text:p>166226167</text:p>
          </table:table-cell>
          <table:table-cell office:value-type="float" office:value="86190">
            <text:p>86190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17">
            <text:p>5817</text:p>
          </table:table-cell>
          <table:table-cell office:value-type="float" office:value="3181">
            <text:p>3181</text:p>
          </table:table-cell>
          <table:table-cell office:value-type="float" office:value="170679929">
            <text:p>170679929</text:p>
          </table:table-cell>
          <table:table-cell office:value-type="float" office:value="87245">
            <text:p>87245</text:p>
          </table:table-cell>
          <table:table-cell office:value-type="float" office:value="5830">
            <text:p>5830</text:p>
          </table:table-cell>
          <table:table-cell office:value-type="float" office:value="8042">
            <text:p>8042</text:p>
          </table:table-cell>
          <table:table-cell office:value-type="float" office:value="169212186">
            <text:p>169212186</text:p>
          </table:table-cell>
          <table:table-cell office:value-type="float" office:value="88074">
            <text:p>88074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26">
            <text:p>5826</text:p>
          </table:table-cell>
          <table:table-cell office:value-type="float" office:value="3252">
            <text:p>3252</text:p>
          </table:table-cell>
          <table:table-cell office:value-type="float" office:value="170508222">
            <text:p>170508222</text:p>
          </table:table-cell>
          <table:table-cell office:value-type="float" office:value="85521">
            <text:p>85521</text:p>
          </table:table-cell>
          <table:table-cell office:value-type="float" office:value="5830">
            <text:p>5830</text:p>
          </table:table-cell>
          <table:table-cell office:value-type="float" office:value="8124">
            <text:p>8124</text:p>
          </table:table-cell>
          <table:table-cell office:value-type="float" office:value="167023741">
            <text:p>167023741</text:p>
          </table:table-cell>
          <table:table-cell office:value-type="float" office:value="87062">
            <text:p>87062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618">
            <text:p>5618</text:p>
          </table:table-cell>
          <table:table-cell office:value-type="float" office:value="3146">
            <text:p>3146</text:p>
          </table:table-cell>
          <table:table-cell office:value-type="float" office:value="167785243">
            <text:p>167785243</text:p>
          </table:table-cell>
          <table:table-cell office:value-type="float" office:value="74468">
            <text:p>74468</text:p>
          </table:table-cell>
          <table:table-cell office:value-type="float" office:value="5610">
            <text:p>5610</text:p>
          </table:table-cell>
          <table:table-cell office:value-type="float" office:value="9203">
            <text:p>9203</text:p>
          </table:table-cell>
          <table:table-cell office:value-type="float" office:value="165475563">
            <text:p>165475563</text:p>
          </table:table-cell>
          <table:table-cell office:value-type="float" office:value="86363">
            <text:p>86363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017">
            <text:p>7017</text:p>
          </table:table-cell>
          <table:table-cell office:value-type="float" office:value="3728">
            <text:p>3728</text:p>
          </table:table-cell>
          <table:table-cell table:formula="of:=55748064+1000000000" office:value-type="float" office:value="1055748064">
            <text:p>1055748064</text:p>
          </table:table-cell>
          <table:table-cell office:value-type="float" office:value="181219">
            <text:p>181219</text:p>
          </table:table-cell>
          <table:table-cell office:value-type="float" office:value="7020">
            <text:p>7020</text:p>
          </table:table-cell>
          <table:table-cell office:value-type="float" office:value="10316">
            <text:p>10316</text:p>
          </table:table-cell>
          <table:table-cell office:value-type="float" office:value="44091018">
            <text:p>44091018</text:p>
          </table:table-cell>
          <table:table-cell office:value-type="float" office:value="182815">
            <text:p>182815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13">
            <text:p>7313</text:p>
          </table:table-cell>
          <table:table-cell office:value-type="float" office:value="3789">
            <text:p>3789</text:p>
          </table:table-cell>
          <table:table-cell table:formula="of:=105010997+1000000000" office:value-type="float" office:value="1105010997">
            <text:p>1105010997</text:p>
          </table:table-cell>
          <table:table-cell office:value-type="float" office:value="187311">
            <text:p>187311</text:p>
          </table:table-cell>
          <table:table-cell office:value-type="float" office:value="7308">
            <text:p>7308</text:p>
          </table:table-cell>
          <table:table-cell office:value-type="float" office:value="9585">
            <text:p>9585</text:p>
          </table:table-cell>
          <table:table-cell office:value-type="float" office:value="77415251">
            <text:p>77415251</text:p>
          </table:table-cell>
          <table:table-cell office:value-type="float" office:value="186375">
            <text:p>186375</text:p>
          </table:table-cell>
          <table:table-cell table:number-columns-repeated="24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24">
            <text:p>7224</text:p>
          </table:table-cell>
          <table:table-cell office:value-type="float" office:value="3753">
            <text:p>3753</text:p>
          </table:table-cell>
          <table:table-cell table:formula="of:=55687939+1000000000" office:value-type="float" office:value="1055687939">
            <text:p>1055687939</text:p>
          </table:table-cell>
          <table:table-cell office:value-type="float" office:value="151443">
            <text:p>151443</text:p>
          </table:table-cell>
          <table:table-cell office:value-type="float" office:value="7293">
            <text:p>7293</text:p>
          </table:table-cell>
          <table:table-cell office:value-type="float" office:value="9429">
            <text:p>9429</text:p>
          </table:table-cell>
          <table:table-cell office:value-type="float" office:value="72821775">
            <text:p>72821775</text:p>
          </table:table-cell>
          <table:table-cell office:value-type="float" office:value="184058">
            <text:p>184058</text:p>
          </table:table-cell>
          <table:table-cell table:number-columns-repeated="247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'podas 0 0 0 de tests_random.xls'.$A$1" table:expression="#REF!"/>
          <table:named-expression table:name="Sheet_Title" table:base-cell-address="$'podas 0 0 0 de tests_random.xls'.$A$1" table:expression="&quot;podas 0 0 0 de tests_random.xls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odas_20_0_20_0_20_0_20_de_20_tests_5f_random.xls" style:display-name="podas 0 0 0 de tests_random.xl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1T16:33:13</dc:date>
    <meta:creation-date>2014-04-11T17:02:44Z</meta:creation-date>
    <meta:generator>LibreOffice/3.5$Linux_X86_64 LibreOffice_project/350m1$Build-2</meta:generator>
    <dc:creator>Axel Straminsky</dc:creator>
    <meta:editing-duration>PT25M55S</meta:editing-duration>
    <meta:editing-cycles>5</meta:editing-cycles>
    <meta:document-statistic meta:table-count="1" meta:cell-count="3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ffff99" draw:fill-color="#ffff99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00ff" draw:fill-color="#ff00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41cm" svg:y="0.316cm" chart:style-name="ch2">
          <text:p>Comparación de las podas para 1 color</text:p>
        </chart:title>
        <chart:subtitle svg:x="6.223cm" svg:y="1.275cm" chart:style-name="ch3">
          <text:p>(escala logarítmica)</text:p>
        </chart:subtitle>
        <chart:legend chart:legend-position="end" svg:x="12.592cm" svg:y="2.458cm" style:legend-expansion="high" chart:style-name="ch4"/>
        <chart:plot-area chart:style-name="ch5" table:cell-range-address="'podas 0 0 0 de tests_random.xls'.R1:'podas 0 0 0 de tests_random.xls'.Y10" chart:data-source-has-labels="row" svg:x="1.331cm" svg:y="2.318cm" svg:width="10.621cm" svg:height="5.521cm">
          <chartooo:coordinate-region svg:x="1.952cm" svg:y="2.518cm" svg:width="9.906cm" svg:height="4.674cm"/>
          <chart:axis chart:dimension="x" chart:name="primary-x" chart:style-name="ch6">
            <chart:title svg:x="5.406cm" svg:y="8.019cm" chart:style-name="ch7">
              <text:p>Dimension(n*m)</text:p>
            </chart:title>
          </chart:axis>
          <chart:axis chart:dimension="y" chart:name="primary-y" chart:style-name="ch6">
            <chart:title svg:x="0.451cm" svg:y="5.955cm" chart:style-name="ch8">
              <text:p>Tiempo(ns)</text:p>
            </chart:title>
            <chart:grid chart:style-name="ch9" chart:class="major"/>
          </chart:axis>
          <chart:series chart:style-name="ch10" chart:values-cell-range-address="'podas 0 0 0 de tests_random.xls'.R2:'podas 0 0 0 de tests_random.xls'.R10" chart:label-cell-address="'podas 0 0 0 de tests_random.xls'.R1:'podas 0 0 0 de tests_random.xls'.R1" chart:class="chart:line">
            <chart:data-point chart:repeated="9"/>
          </chart:series>
          <chart:series chart:style-name="ch11" chart:values-cell-range-address="'podas 0 0 0 de tests_random.xls'.S2:'podas 0 0 0 de tests_random.xls'.S10" chart:label-cell-address="'podas 0 0 0 de tests_random.xls'.S1:'podas 0 0 0 de tests_random.xls'.S1" chart:class="chart:line">
            <chart:data-point chart:repeated="9"/>
          </chart:series>
          <chart:series chart:style-name="ch12" chart:values-cell-range-address="'podas 0 0 0 de tests_random.xls'.T2:'podas 0 0 0 de tests_random.xls'.T10" chart:label-cell-address="'podas 0 0 0 de tests_random.xls'.T1:'podas 0 0 0 de tests_random.xls'.T1" chart:class="chart:line">
            <chart:data-point chart:repeated="9"/>
          </chart:series>
          <chart:series chart:style-name="ch13" chart:values-cell-range-address="'podas 0 0 0 de tests_random.xls'.U2:'podas 0 0 0 de tests_random.xls'.U10" chart:label-cell-address="'podas 0 0 0 de tests_random.xls'.U1:'podas 0 0 0 de tests_random.xls'.U1" chart:class="chart:line">
            <chart:data-point chart:repeated="9"/>
          </chart:series>
          <chart:series chart:style-name="ch14" chart:values-cell-range-address="'podas 0 0 0 de tests_random.xls'.V2:'podas 0 0 0 de tests_random.xls'.V10" chart:label-cell-address="'podas 0 0 0 de tests_random.xls'.V1:'podas 0 0 0 de tests_random.xls'.V1" chart:class="chart:line">
            <chart:data-point chart:repeated="9"/>
          </chart:series>
          <chart:series chart:style-name="ch15" chart:values-cell-range-address="'podas 0 0 0 de tests_random.xls'.W2:'podas 0 0 0 de tests_random.xls'.W10" chart:label-cell-address="'podas 0 0 0 de tests_random.xls'.W1:'podas 0 0 0 de tests_random.xls'.W1" chart:class="chart:line">
            <chart:data-point chart:repeated="9"/>
          </chart:series>
          <chart:series chart:style-name="ch16" chart:values-cell-range-address="'podas 0 0 0 de tests_random.xls'.X2:'podas 0 0 0 de tests_random.xls'.X10" chart:label-cell-address="'podas 0 0 0 de tests_random.xls'.X1:'podas 0 0 0 de tests_random.xls'.X1" chart:class="chart:line">
            <chart:data-point chart:repeated="9"/>
          </chart:series>
          <chart:series chart:style-name="ch17" chart:values-cell-range-address="'podas 0 0 0 de tests_random.xls'.Y2:'podas 0 0 0 de tests_random.xls'.Y10" chart:label-cell-address="'podas 0 0 0 de tests_random.xls'.Y1:'podas 0 0 0 de tests_random.xls'.Y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da 2</text:p>
                <draw:g>
                  <svg:desc>'podas 0 0 0 de tests_random.xls'.R1:'podas 0 0 0 de tests_random.xls'.R1</svg:desc>
                </draw:g>
              </table:table-cell>
              <table:table-cell office:value-type="string">
                <text:p>Poda 2 y 3</text:p>
                <draw:g>
                  <svg:desc>'podas 0 0 0 de tests_random.xls'.S1:'podas 0 0 0 de tests_random.xls'.S1</svg:desc>
                </draw:g>
              </table:table-cell>
              <table:table-cell office:value-type="string">
                <text:p>Poda 1</text:p>
                <draw:g>
                  <svg:desc>'podas 0 0 0 de tests_random.xls'.T1:'podas 0 0 0 de tests_random.xls'.T1</svg:desc>
                </draw:g>
              </table:table-cell>
              <table:table-cell office:value-type="string">
                <text:p>Poda 1 y 3</text:p>
                <draw:g>
                  <svg:desc>'podas 0 0 0 de tests_random.xls'.U1:'podas 0 0 0 de tests_random.xls'.U1</svg:desc>
                </draw:g>
              </table:table-cell>
              <table:table-cell office:value-type="string">
                <text:p>Poda 1 y 2</text:p>
                <draw:g>
                  <svg:desc>'podas 0 0 0 de tests_random.xls'.V1:'podas 0 0 0 de tests_random.xls'.V1</svg:desc>
                </draw:g>
              </table:table-cell>
              <table:table-cell office:value-type="string">
                <text:p>Poda 1, 2 y 3</text:p>
                <draw:g>
                  <svg:desc>'podas 0 0 0 de tests_random.xls'.W1:'podas 0 0 0 de tests_random.xls'.W1</svg:desc>
                </draw:g>
              </table:table-cell>
              <table:table-cell office:value-type="string">
                <text:p>Sin podas</text:p>
                <draw:g>
                  <svg:desc>'podas 0 0 0 de tests_random.xls'.X1:'podas 0 0 0 de tests_random.xls'.X1</svg:desc>
                </draw:g>
              </table:table-cell>
              <table:table-cell office:value-type="string">
                <text:p>Poda 3</text:p>
                <draw:g>
                  <svg:desc>'podas 0 0 0 de tests_random.xls'.Y1:'podas 0 0 0 de tests_random.xls'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4594316186373">
                <text:p>8.4594316186373</text:p>
                <draw:g>
                  <svg:desc>'podas 0 0 0 de tests_random.xls'.R2:'podas 0 0 0 de tests_random.xls'.R10</svg:desc>
                </draw:g>
              </table:table-cell>
              <table:table-cell office:value-type="float" office:value="8.46352437327118">
                <text:p>8.46352437327118</text:p>
                <draw:g>
                  <svg:desc>'podas 0 0 0 de tests_random.xls'.S2:'podas 0 0 0 de tests_random.xls'.S10</svg:desc>
                </draw:g>
              </table:table-cell>
              <table:table-cell office:value-type="float" office:value="8.28540221886225">
                <text:p>8.28540221886225</text:p>
                <draw:g>
                  <svg:desc>'podas 0 0 0 de tests_random.xls'.T2:'podas 0 0 0 de tests_random.xls'.T10</svg:desc>
                </draw:g>
              </table:table-cell>
              <table:table-cell office:value-type="float" office:value="8.54689445988764">
                <text:p>8.54689445988764</text:p>
                <draw:g>
                  <svg:desc>'podas 0 0 0 de tests_random.xls'.U2:'podas 0 0 0 de tests_random.xls'.U10</svg:desc>
                </draw:g>
              </table:table-cell>
              <table:table-cell office:value-type="float" office:value="8.44708322620965">
                <text:p>8.44708322620965</text:p>
                <draw:g>
                  <svg:desc>'podas 0 0 0 de tests_random.xls'.V2:'podas 0 0 0 de tests_random.xls'.V10</svg:desc>
                </draw:g>
              </table:table-cell>
              <table:table-cell office:value-type="float" office:value="9.74819284958946">
                <text:p>9.74819284958946</text:p>
                <draw:g>
                  <svg:desc>'podas 0 0 0 de tests_random.xls'.W2:'podas 0 0 0 de tests_random.xls'.W10</svg:desc>
                </draw:g>
              </table:table-cell>
              <table:table-cell office:value-type="float" office:value="9.74146698640115">
                <text:p>9.74146698640115</text:p>
                <draw:g>
                  <svg:desc>'podas 0 0 0 de tests_random.xls'.X2:'podas 0 0 0 de tests_random.xls'.X10</svg:desc>
                </draw:g>
              </table:table-cell>
              <table:table-cell office:value-type="float" office:value="8.46352437327118">
                <text:p>8.46352437327118</text:p>
                <draw:g>
                  <svg:desc>'podas 0 0 0 de tests_random.xls'.Y2:'podas 0 0 0 de tests_random.xls'.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7612538927618">
                <text:p>9.37612538927618</text:p>
              </table:table-cell>
              <table:table-cell office:value-type="float" office:value="9.24198314969433">
                <text:p>9.24198314969433</text:p>
              </table:table-cell>
              <table:table-cell office:value-type="float" office:value="10.115693952197">
                <text:p>10.115693952197</text:p>
              </table:table-cell>
              <table:table-cell office:value-type="float" office:value="9.58402294025754">
                <text:p>9.58402294025754</text:p>
              </table:table-cell>
              <table:table-cell office:value-type="float" office:value="9.37612538927618">
                <text:p>9.37612538927618</text:p>
              </table:table-cell>
              <table:table-cell office:value-type="float" office:value="10.5478585060584">
                <text:p>10.5478585060584</text:p>
              </table:table-cell>
              <table:table-cell office:value-type="float" office:value="11.2635626398206">
                <text:p>11.2635626398206</text:p>
              </table:table-cell>
              <table:table-cell office:value-type="float" office:value="9.54689445988764">
                <text:p>9.54689445988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642784383012">
                <text:p>10.1642784383012</text:p>
              </table:table-cell>
              <table:table-cell office:value-type="float" office:value="9.77889847600838">
                <text:p>9.77889847600838</text:p>
              </table:table-cell>
              <table:table-cell office:value-type="float" office:value="12.0853064699916">
                <text:p>12.0853064699916</text:p>
              </table:table-cell>
              <table:table-cell office:value-type="float" office:value="10.7854524681585">
                <text:p>10.7854524681585</text:p>
              </table:table-cell>
              <table:table-cell office:value-type="float" office:value="10.1510165388922">
                <text:p>10.1510165388922</text:p>
              </table:table-cell>
              <table:table-cell office:value-type="float" office:value="11.097044499323">
                <text:p>11.097044499323</text:p>
              </table:table-cell>
              <table:table-cell office:value-type="float" office:value="13.5169926586082">
                <text:p>13.5169926586082</text:p>
              </table:table-cell>
              <table:table-cell office:value-type="float" office:value="10.7661147575867">
                <text:p>10.7661147575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701132459479">
                <text:p>10.7701132459479</text:p>
              </table:table-cell>
              <table:table-cell office:value-type="float" office:value="10.2796105810525">
                <text:p>10.2796105810525</text:p>
              </table:table-cell>
              <table:table-cell office:value-type="float" office:value="14.6598844314618">
                <text:p>14.6598844314618</text:p>
              </table:table-cell>
              <table:table-cell office:value-type="float" office:value="11.9370059265166">
                <text:p>11.9370059265166</text:p>
              </table:table-cell>
              <table:table-cell office:value-type="float" office:value="10.7712143297952">
                <text:p>10.7712143297952</text:p>
              </table:table-cell>
              <table:table-cell office:value-type="float" office:value="11.6011517388205">
                <text:p>11.6011517388205</text:p>
              </table:table-cell>
              <table:table-cell office:value-type="float" office:value="16.0843170549736">
                <text:p>16.0843170549736</text:p>
              </table:table-cell>
              <table:table-cell office:value-type="float" office:value="11.9567391450591">
                <text:p>11.9567391450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3026389237876">
                <text:p>11.3026389237876</text:p>
              </table:table-cell>
              <table:table-cell office:value-type="float" office:value="10.6790401863931">
                <text:p>10.6790401863931</text:p>
              </table:table-cell>
              <table:table-cell office:value-type="float" office:value="17.5028667586726">
                <text:p>17.5028667586726</text:p>
              </table:table-cell>
              <table:table-cell office:value-type="float" office:value="13.0860532709957">
                <text:p>13.0860532709957</text:p>
              </table:table-cell>
              <table:table-cell office:value-type="float" office:value="11.3052067590087">
                <text:p>11.3052067590087</text:p>
              </table:table-cell>
              <table:table-cell office:value-type="float" office:value="12.0853064699916">
                <text:p>12.0853064699916</text:p>
              </table:table-cell>
              <table:table-cell office:value-type="float" office:value="17.8910182548793">
                <text:p>17.8910182548793</text:p>
              </table:table-cell>
              <table:table-cell office:value-type="float" office:value="13.0718813000515">
                <text:p>13.0718813000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7518578362406">
                <text:p>11.7518578362406</text:p>
              </table:table-cell>
              <table:table-cell office:value-type="float" office:value="11.0239275771744">
                <text:p>11.0239275771744</text:p>
              </table:table-cell>
              <table:table-cell office:value-type="float" office:value="20.6013394011692">
                <text:p>20.6013394011692</text:p>
              </table:table-cell>
              <table:table-cell office:value-type="float" office:value="14.1761341820989">
                <text:p>14.1761341820989</text:p>
              </table:table-cell>
              <table:table-cell office:value-type="float" office:value="11.7472489176472">
                <text:p>11.7472489176472</text:p>
              </table:table-cell>
              <table:table-cell office:value-type="float" office:value="12.3538360220147">
                <text:p>12.3538360220147</text:p>
              </table:table-cell>
              <table:table-cell office:value-type="float" office:value="20.605260889691">
                <text:p>20.605260889691</text:p>
              </table:table-cell>
              <table:table-cell office:value-type="float" office:value="14.207719780554">
                <text:p>14.207719780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1049263038078">
                <text:p>12.1049263038078</text:p>
              </table:table-cell>
              <table:table-cell office:value-type="float" office:value="11.3459595964041">
                <text:p>11.3459595964041</text:p>
              </table:table-cell>
              <table:table-cell office:value-type="float" office:value="23.8645287347498">
                <text:p>23.8645287347498</text:p>
              </table:table-cell>
              <table:table-cell office:value-type="float" office:value="15.1974854836911">
                <text:p>15.1974854836911</text:p>
              </table:table-cell>
              <table:table-cell office:value-type="float" office:value="12.1004980884169">
                <text:p>12.1004980884169</text:p>
              </table:table-cell>
              <table:table-cell office:value-type="float" office:value="12.6710987257485">
                <text:p>12.6710987257485</text:p>
              </table:table-cell>
              <table:table-cell office:value-type="float" office:value="23.853990655627">
                <text:p>23.853990655627</text:p>
              </table:table-cell>
              <table:table-cell office:value-type="float" office:value="15.3017105255905">
                <text:p>15.3017105255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4819255358607">
                <text:p>12.4819255358607</text:p>
              </table:table-cell>
              <table:table-cell office:value-type="float" office:value="11.6380964696438">
                <text:p>11.6380964696438</text:p>
              </table:table-cell>
              <table:table-cell office:value-type="float" office:value="27.3356032673479">
                <text:p>27.3356032673479</text:p>
              </table:table-cell>
              <table:table-cell office:value-type="float" office:value="16.3469724666128">
                <text:p>16.3469724666128</text:p>
              </table:table-cell>
              <table:table-cell office:value-type="float" office:value="12.48236681376">
                <text:p>12.48236681376</text:p>
              </table:table-cell>
              <table:table-cell office:value-type="float" office:value="13.0241873739951">
                <text:p>13.0241873739951</text:p>
              </table:table-cell>
              <table:table-cell office:value-type="float" office:value="27.3151382118967">
                <text:p>27.3151382118967</text:p>
              </table:table-cell>
              <table:table-cell office:value-type="float" office:value="16.4074378990046">
                <text:p>16.4074378990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107055089157">
                <text:p>12.8107055089157</text:p>
              </table:table-cell>
              <table:table-cell office:value-type="float" office:value="11.8752373943384">
                <text:p>11.8752373943384</text:p>
              </table:table-cell>
              <table:table-cell office:value-type="float" office:value="29.9978582696919">
                <text:p>29.9978582696919</text:p>
              </table:table-cell>
              <table:table-cell office:value-type="float" office:value="17.403114685859">
                <text:p>17.403114685859</text:p>
              </table:table-cell>
              <table:table-cell office:value-type="float" office:value="12.815183130008">
                <text:p>12.815183130008</text:p>
              </table:table-cell>
              <table:table-cell office:value-type="float" office:value="13.2551269499232">
                <text:p>13.2551269499232</text:p>
              </table:table-cell>
              <table:table-cell office:value-type="float" office:value="25.948956373507">
                <text:p>25.948956373507</text:p>
              </table:table-cell>
              <table:table-cell office:value-type="float" office:value="17.4926043043867">
                <text:p>17.4926043043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